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3.442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2" office:value-type="string">
            <text:p>openApplication</text:p>
          </table:table-cell>
        </table:table-row>
        <table:table-row table:style-name="ro2">
          <table:table-cell table:style-name="ce13" office:value-type="string">
            <text:p>verifyEditProfileButtonOnProfileScreen</text:p>
          </table:table-cell>
        </table:table-row>
        <table:table-row table:style-name="ro1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1/02/2017</text:date>, <text:time>14:5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11S</meta:editing-duration>
    <meta:editing-cycles>11</meta:editing-cycles>
    <meta:generator>OpenOffice/4.1.2$Win32 OpenOffice.org_project/412m3$Build-9782</meta:generator>
    <dc:date>2017-01-02T14:52:04.46</dc:date>
    <dc:creator>Aakar Verma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